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5c8526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fo:min-height="0.47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00ae00"/>
    </style:style>
    <style:style style:name="P3" style:family="paragraph">
      <style:paragraph-properties fo:text-align="center"/>
      <style:text-properties fo:color="#00ae00" fo:font-size="1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color="#00ae00" fo:font-size="14pt"/>
    </style:style>
    <style:style style:name="T2" style:family="text">
      <style:text-properties fo:font-size="12pt"/>
    </style:style>
    <style:style style:name="T3" style:family="text">
      <style:text-properties fo:color="#00ae00" fo:font-size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35cm" svg:height="6.985cm" svg:x="1.27cm" svg:y="3.175cm">
          <text:p/>
        </draw:rect>
        <draw:rect draw:style-name="gr2" draw:text-style-name="P3" draw:id="id3" draw:layer="layout" svg:width="1.905cm" svg:height="3.175cm" svg:x="6.45cm" svg:y="5.715cm">
          <text:p text:style-name="P2"><text:span text:style-name="T1">Generic</text:span></text:p>
          <text:p text:style-name="P2"><text:span text:style-name="T1">JMSRA</text:span></text:p>
        </draw:rect>
        <draw:rect draw:style-name="gr3" draw:text-style-name="P1" draw:id="id2" draw:layer="layout" svg:width="2.54cm" svg:height="1.27cm" svg:x="3.117cm" svg:y="3.175cm">
          <text:p text:style-name="P4"><text:span text:style-name="T2"/></text:p>
          <text:p text:style-name="P4"><text:span text:style-name="T2"/></text:p>
          <text:p text:style-name="P4"><text:span text:style-name="T3">ActivationSpec</text:span></text:p>
          <text:p text:style-name="P4"><text:span text:style-name="T3">Config</text:span></text:p>
          <text:p text:style-name="P4"/>
        </draw:rect>
        <draw:rect draw:style-name="gr4" draw:text-style-name="P4" draw:layer="layout" svg:width="2.54cm" svg:height="4.445cm" svg:x="15.875cm" svg:y="5.08cm">
          <text:p text:style-name="P4">MQ</text:p>
          <text:p text:style-name="P4">Broker</text:p>
        </draw:rect>
        <draw:rect draw:style-name="gr3" draw:text-style-name="P1" draw:id="id1" draw:layer="layout" svg:width="2.105cm" svg:height="3.175cm" svg:x="1.405cm" svg:y="5.715cm">
          <text:p text:style-name="P4">MDB</text:p>
        </draw:rect>
        <draw:connector draw:style-name="gr5" draw:text-style-name="P1" draw:layer="layout" draw:type="lines" svg:x1="2.457cm" svg:y1="5.715cm" svg:x2="3.117cm" svg:y2="3.81cm" draw:start-shape="id1" draw:start-glue-point="0" draw:end-shape="id2" draw:end-glue-point="3">
          <text:p/>
        </draw:connector>
        <draw:connector draw:style-name="gr5" draw:text-style-name="P1" draw:layer="layout" draw:type="lines" svg:x1="5.657cm" svg:y1="3.81cm" svg:x2="7.402cm" svg:y2="5.715cm" draw:start-shape="id2" draw:start-glue-point="1" draw:end-shape="id3" draw:end-glue-point="0">
          <text:p/>
        </draw:connector>
        <draw:line draw:style-name="gr6" draw:text-style-name="P1" draw:layer="layout" svg:x1="6.45cm" svg:y1="6.35cm" svg:x2="3.275cm" svg:y2="6.35cm">
          <text:p/>
        </draw:line>
        <draw:line draw:style-name="gr7" draw:text-style-name="P1" draw:layer="layout" svg:x1="6.45cm" svg:y1="8.255cm" svg:x2="3.275cm" svg:y2="8.255cm">
          <text:p/>
        </draw:line>
        <draw:line draw:style-name="gr8" draw:text-style-name="P5" draw:layer="layout" svg:x1="15.875cm" svg:y1="6.667cm" svg:x2="8.255cm" svg:y2="6.667cm">
          <text:p/>
        </draw:line>
        <draw:frame draw:style-name="gr9" draw:text-style-name="P6" draw:layer="layout" svg:width="3.075cm" svg:height="0.645cm" svg:x="3.81cm" svg:y="5.705cm">
          <draw:text-box>
            <text:p text:style-name="P6"><text:span text:style-name="T4">Delivery/Failed</text:span></text:p>
          </draw:text-box>
        </draw:frame>
        <draw:frame draw:style-name="gr10" draw:text-style-name="P6" draw:layer="layout" svg:width="4.445cm" svg:height="0.646cm" svg:x="3.375cm" svg:y="6.45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45cm" svg:y1="7.185cm" svg:x2="3.275cm" svg:y2="7.185cm">
          <text:p/>
        </draw:line>
        <draw:frame draw:style-name="gr11" draw:text-style-name="P4" draw:layer="layout" svg:width="3.194cm" svg:height="0.726cm" svg:x="10.203cm" svg:y="5.96cm">
          <draw:text-box>
            <text:p text:style-name="P4"><text:span text:style-name="T2">JMS message</text:span></text:p>
          </draw:text-box>
        </draw:frame>
        <draw:frame draw:style-name="gr10" draw:text-style-name="P6" draw:layer="layout" svg:width="4.445cm" svg:height="0.646cm" svg:x="3.202cm" svg:y="7.62cm">
          <draw:text-box>
            <text:p text:style-name="P6"><text:span text:style-name="T4">ReDelivery/Success</text:span></text:p>
          </draw:text-box>
        </draw:frame>
        <draw:custom-shape draw:style-name="gr12" draw:text-style-name="P7" draw:layer="layout" svg:width="4.829cm" svg:height="1.905cm" svg:x="8.691cm" svg:y="1.324cm">
          <text:p text:style-name="P4"><text:span text:style-name="T2">RedeliveryAttempts=3</text:span></text:p>
          <text:p text:style-name="P4"><text:span text:style-name="T2">RedeliveryInterval=1sec</text:span></text:p>
          <draw:enhanced-geometry svg:viewBox="0 0 21600 21600" draw:mirror-horizontal="false" draw:type="line-callout-2" draw:modifiers="-16139.6273291925 20988.037775446 -3600 4000 -1118.01242236025 6289.61175236097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3" draw:text-style-name="P1" draw:layer="layout" svg:x1="8.255cm" svg:y1="8.255cm" svg:x2="15.875cm" svg:y2="8.255cm">
          <text:p/>
        </draw:line>
        <draw:frame draw:style-name="gr11" draw:text-style-name="P4" draw:layer="layout" svg:width="3.194cm" svg:height="0.726cm" svg:x="9.525cm" svg:y="7.529cm">
          <draw:text-box>
            <text:p text:style-name="P4"><text:span text:style-name="T2"><text:s/></text:span></text:p>
          </draw:text-box>
        </draw:frame>
        <draw:frame draw:style-name="gr11" draw:text-style-name="P4" draw:layer="layout" svg:width="3.194cm" svg:height="0.726cm" svg:x="10.141cm" svg:y="7.529cm">
          <draw:text-box>
            <text:p text:style-name="P4"><text:span text:style-name="T2">ACK/comm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6-14T08:00:51</meta:creation-date>
    <dc:date>2006-06-14T08:29:16</dc:date>
    <dc:language>en-US</dc:language>
    <meta:editing-cycles>2</meta:editing-cycles>
    <meta:editing-duration>PT13M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